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Dyslexic" svg:font-family="OpenDyslexic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c85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20a9" officeooo:paragraph-rsid="001720a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0e14" officeooo:paragraph-rsid="00180e1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461b" officeooo:paragraph-rsid="0018461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2a1d" officeooo:paragraph-rsid="001a2a1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094a" officeooo:paragraph-rsid="0018461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094a" officeooo:paragraph-rsid="001b094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8360" officeooo:paragraph-rsid="001c836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30b1" officeooo:paragraph-rsid="001d30b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1a077" officeooo:paragraph-rsid="0021a077" style:font-size-asian="10.5pt" style:font-size-complex="12pt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officeooo:rsid="001720a9" officeooo:paragraph-rsid="001720a9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15c85e" officeooo:paragraph-rsid="0015c85e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8461b" officeooo:paragraph-rsid="0018461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46bca" officeooo:paragraph-rsid="00246bca" style:font-size-asian="10.5pt" style:font-size-complex="12pt"/>
    </style:style>
    <style:style style:name="T1" style:family="text">
      <style:text-properties officeooo:rsid="00180e14"/>
    </style:style>
    <style:style style:name="T2" style:family="text">
      <style:text-properties officeooo:rsid="0018461b"/>
    </style:style>
    <style:style style:name="T3" style:family="text">
      <style:text-properties officeooo:rsid="001a2a1d"/>
    </style:style>
    <style:style style:name="T4" style:family="text">
      <style:text-properties officeooo:rsid="001c8360"/>
    </style:style>
    <style:style style:name="T5" style:family="text">
      <style:text-properties officeooo:rsid="001f1935"/>
    </style:style>
    <style:style style:name="T6" style:family="text">
      <style:text-properties officeooo:rsid="00209e2b"/>
    </style:style>
    <style:style style:name="T7" style:family="text">
      <style:text-properties officeooo:rsid="00246bca"/>
    </style:style>
    <style:style style:name="T8" style:family="text">
      <style:text-properties officeooo:rsid="002509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Assignment 3 – Software Engineering.</text:p>
      <text:p text:style-name="P1"/>
      <text:p text:style-name="P1"/>
      <text:p text:style-name="P12">Project to create a 2D grid of seat and perform operation on it.</text:p>
      <text:p text:style-name="P12"/>
      <text:p text:style-name="P12"/>
      <text:p text:style-name="P12">Simplified System requirements</text:p>
      <text:p text:style-name="P12"/>
      <text:p text:style-name="P12"/>
      <text:p text:style-name="P11"><text:span text:style-name="T1">1. </text:span>Introduction</text:p>
      <text:p text:style-name="P2"/>
      <text:p text:style-name="P3">This paper will contain a brief outline of the system requirements as outline the project assignment PDF. The outline will be short due to the small nature of the project and will not contain a <text:span text:style-name="T2">detailed</text:span> look at how the system will be implemented </text:p>
      <text:p text:style-name="P3"/>
      <text:p text:style-name="P3"/>
      <text:p text:style-name="P4">2. General operations</text:p>
      <text:p text:style-name="P4"/>
      <text:p text:style-name="P4">The software should be able to create grid of a specified size and keep this information in memory. </text:p>
      <text:p text:style-name="P4"/>
      <text:p text:style-name="P4">They system must then be able to phase <text:span text:style-name="T3">in large amount of instructions about about function so be performed on the seats in the grid.</text:span></text:p>
      <text:p text:style-name="P4"/>
      <text:p text:style-name="P5">The system must execute this instructions in a way which makes logical sense.</text:p>
      <text:p text:style-name="P5"/>
      <text:p text:style-name="P5">The system must be able to return the total number of currently occupied seat</text:p>
      <text:p text:style-name="P4"/>
      <text:p text:style-name="P4">3. Specific functions</text:p>
      <text:p text:style-name="P6"/>
      <text:p text:style-name="P7">3.1 Build grid</text:p>
      <text:p text:style-name="P7"/>
      <text:p text:style-name="P7">The system must be able to build the grid depending on a size <text:span text:style-name="T4">given by input or pre set</text:span></text:p>
      <text:p text:style-name="P7"/>
      <text:p text:style-name="P8">3.2 Generate position to perform operations on</text:p>
      <text:p text:style-name="P8"/>
      <text:p text:style-name="P8">Using two coordinates in the grid the system must be able to generate a set of locations that the requested operation is to be performed on.</text:p>
      <text:p text:style-name="P8"/>
      <text:p text:style-name="P9">3.3 Perform three different operations related to seats</text:p>
      <text:p text:style-name="P9"/>
      <text:p text:style-name="P9">Empty – Seat is marked as empty.</text:p>
      <text:p text:style-name="P9"/>
      <text:p text:style-name="P9">Occupy – Seat is marked a<text:span text:style-name="T5">s</text:span> occupied.</text:p>
      <text:p text:style-name="P9"/>
      <text:p text:style-name="P9">Toggle – Seat <text:span text:style-name="T5">vacancy</text:span> status is changed to opposite of current status.</text:p>
      <text:p text:style-name="P9"><text:tab/>From occupied to empty if occupied.</text:p>
      <text:p text:style-name="P9"><text:tab/>From empty to occupied if <text:span text:style-name="T6">empty.</text:span></text:p>
      <text:p text:style-name="P9"/>
      <text:p text:style-name="P10">3.4 Count number of empty seats</text:p>
      <text:p text:style-name="P10"/>
      <text:p text:style-name="P10">The system must be able to count the number of empty seats</text:p>
      <text:p text:style-name="P4"/>
      <text:p text:style-name="P4"/>
      <text:p text:style-name="P4"><text:soft-page-break/><text:span text:style-name="T7">4</text:span>. Testing requirements</text:p>
      <text:p text:style-name="P4"/>
      <text:p text:style-name="P4">The system should use nose unit testing in order to ensure that each of the functions runs as intended</text:p>
      <text:p text:style-name="P4"/>
      <text:p text:style-name="P14">5. Overall approach to this project</text:p>
      <text:p text:style-name="P14"/>
      <text:p text:style-name="P14">The aim in this assignment is to create and document how I would go about creating a solution to the stated problem.</text:p>
      <text:p text:style-name="P14"/>
      <text:p text:style-name="P14">With this in mind the overall approach will be to try and lay my code out as cleanly as possible in a simplistic format. I have tried to cobmine a simple solution with one that might be used to scale to much more complex problem</text:p>
      <text:p text:style-name="P14"/>
      <text:p text:style-name="P14">Due to the simplistic nature of the problem I will avoid create individual object for the seat and instead use arrays. <text:span text:style-name="T8">As the only operation or information that is to be stored is if the seat is empty or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Dyslexic" svg:font-family="OpenDyslexic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Dyslexic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Dyslexic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Dyslexic" fo:font-family="OpenDyslexic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Dyslexic" fo:font-family="OpenDyslexic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Dyslexic" fo:font-family="OpenDyslexic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22:08.415747000</meta:creation-date>
    <dc:date>2016-02-26T18:10:47.988214000</dc:date>
    <meta:editing-duration>PT44M51S</meta:editing-duration>
    <meta:editing-cycles>14</meta:editing-cycles>
    <meta:generator>LibreOffice/4.4.4.3$MacOSX_X86_64 LibreOffice_project/2c39ebcf046445232b798108aa8a7e7d89552ea8</meta:generator>
    <meta:document-statistic meta:table-count="0" meta:image-count="0" meta:object-count="0" meta:page-count="3" meta:paragraph-count="29" meta:word-count="393" meta:character-count="2170" meta:non-whitespace-character-count="1798"/>
  </office:meta>
</office:document-meta>
</file>